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25.2cm" svg:height="9.134cm" svg:x="1.4cm" svg:y="3.8cm" presentation:class="subtitle">
          <draw:text-box>
            <text:p>Testing Python Co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About Me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Found behind computer keyboards since... 1985?</text:p>
              </text:list-item>
              <text:list-item>
                <text:p>Swinging between development and system administration</text:p>
              </text:list-item>
              <text:list-item>
                <text:p>NOT A TESTER! Take a pinch of salt on everything here</text:p>
              </text:list-item>
              <text:list-item>
                <text:p>As of late, focusing on Automation <text:span text:style-name="T1">and</text:span> Ansib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sting? What Testing?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Agility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ail Fast</text:p>
              </text:list-item>
              <text:list-item>
                <text:p>Small Chan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We Want Automation!!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Automated tests</text:p>
              </text:list-item>
              <text:list-item>
                <text:p>Agile</text:p>
              </text:list-item>
              <text:list-item>
                <text:p>Junit (Kent Beck &amp; Erich Gamma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Types of Tests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Unit tests</text:p>
              </text:list-item>
              <text:list-item>
                <text:p>Integration tests</text:p>
              </text:list-item>
              <text:list-item>
                <text:p>Smoke tests</text:p>
              </text:list-item>
              <text:list-item>
                <text:p>Regression tests</text:p>
              </text:list-item>
              <text:list-item>
                <text:p>User acceptance tes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Unit Tests</text:p>
          </draw:text-box>
        </draw:frame>
        <draw:frame presentation:style-name="pr5" draw:text-style-name="P1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Python Testing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Unit tes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Hands-On</text:p>
          </draw:text-box>
        </draw:frame>
        <draw:frame presentation:style-name="pr5" draw:text-style-name="P1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Coverage Reports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Python covera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Test Drive Development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Write the test for the new feature</text:p>
              </text:list-item>
              <text:list-item>
                <text:p>It will fail</text:p>
              </text:list-item>
              <text:list-item>
                <text:p>Write code until it passes the t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Good Practices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Smaller bits of code are easily tested</text:p>
              </text:list-item>
              <text:list-item>
                <text:p>No need to test the language itself</text:p>
              </text:list-item>
              <text:list-item>
                <text:p>Keep tests independ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2:39:29.974924292</meta:creation-date>
    <meta:editing-duration>PT1H28M45S</meta:editing-duration>
    <meta:editing-cycles>5</meta:editing-cycles>
    <meta:generator>LibreOffice/6.4.7.2$Linux_X86_64 LibreOffice_project/40$Build-2</meta:generator>
    <dc:title>Bright Blue</dc:title>
    <meta:initial-creator>Alexei Znamensky</meta:initial-creator>
    <dc:date>2022-03-13T02:44:54.130380448</dc:date>
    <dc:creator>Alexei Znamensky</dc:creator>
    <meta:document-statistic meta:object-count="70"/>
  </office:meta>
</office:document-meta>
</file>